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bd88" officeooo:paragraph-rsid="001dbd88"/>
    </style:style>
    <style:style style:name="P2" style:family="paragraph" style:parent-style-name="Standard">
      <style:text-properties officeooo:rsid="0020a12f" officeooo:paragraph-rsid="0020a12f"/>
    </style:style>
    <style:style style:name="P3" style:family="paragraph" style:parent-style-name="Standard">
      <style:text-properties officeooo:rsid="0021ceed" officeooo:paragraph-rsid="0021ceed"/>
    </style:style>
    <style:style style:name="P4" style:family="paragraph" style:parent-style-name="Standard">
      <style:text-properties officeooo:rsid="00231d42" officeooo:paragraph-rsid="00231d42"/>
    </style:style>
    <style:style style:name="P5" style:family="paragraph" style:parent-style-name="Standard">
      <style:text-properties officeooo:rsid="0024280a" officeooo:paragraph-rsid="0024280a"/>
    </style:style>
    <style:style style:name="P6" style:family="paragraph" style:parent-style-name="Standard">
      <style:text-properties officeooo:rsid="00260fc9" officeooo:paragraph-rsid="00260fc9"/>
    </style:style>
    <style:style style:name="P7" style:family="paragraph" style:parent-style-name="Standard">
      <style:text-properties officeooo:rsid="0027fc02" officeooo:paragraph-rsid="0027fc02"/>
    </style:style>
    <style:style style:name="P8" style:family="paragraph" style:parent-style-name="Standard">
      <style:text-properties officeooo:rsid="0028f614" officeooo:paragraph-rsid="0028f614"/>
    </style:style>
    <style:style style:name="P9" style:family="paragraph" style:parent-style-name="Standard">
      <style:text-properties officeooo:rsid="002921b3" officeooo:paragraph-rsid="002921b3"/>
    </style:style>
    <style:style style:name="P10" style:family="paragraph" style:parent-style-name="Standard">
      <style:text-properties officeooo:rsid="002ac494" officeooo:paragraph-rsid="002ac494"/>
    </style:style>
    <style:style style:name="P11" style:family="paragraph" style:parent-style-name="Standard">
      <style:text-properties officeooo:rsid="002af830" officeooo:paragraph-rsid="002af830"/>
    </style:style>
    <style:style style:name="P12" style:family="paragraph" style:parent-style-name="Standard">
      <style:text-properties officeooo:rsid="002cc8ab" officeooo:paragraph-rsid="002cc8ab"/>
    </style:style>
    <style:style style:name="P13" style:family="paragraph" style:parent-style-name="Standard">
      <style:text-properties officeooo:rsid="002d15f0" officeooo:paragraph-rsid="002d15f0"/>
    </style:style>
    <style:style style:name="P14" style:family="paragraph" style:parent-style-name="Standard">
      <style:text-properties officeooo:rsid="002e7920" officeooo:paragraph-rsid="002e7920"/>
    </style:style>
    <style:style style:name="T1" style:family="text">
      <style:text-properties officeooo:rsid="0020a12f"/>
    </style:style>
    <style:style style:name="T2" style:family="text">
      <style:text-properties officeooo:rsid="0027fc02"/>
    </style:style>
    <style:style style:name="T3" style:family="text">
      <style:text-properties officeooo:rsid="002ac494"/>
    </style:style>
    <style:style style:name="T4" style:family="text">
      <style:text-properties officeooo:rsid="002d15f0"/>
    </style:style>
    <style:style style:name="T5" style:family="text">
      <style:text-properties officeooo:rsid="002e7920"/>
    </style:style>
    <style:style style:name="T6" style:family="text">
      <style:text-properties officeooo:rsid="002e7d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RT 19:08</text:p>
      <text:p text:style-name="P1">END 20:18</text:p>
      <text:p text:style-name="P1"/>
      <text:p text:style-name="P1">Networks and Comms 2022</text:p>
      <text:p text:style-name="P1">(1)</text:p>
      <text:p text:style-name="P1">(a)</text:p>
      <text:p text:style-name="P1">(i) Trojan (virus)</text:p>
      <text:p text:style-name="P1">(ii) Latency i.e. time spent by data in network channels on the path from one host to another</text:p>
      <text:p text:style-name="P1">(iii) DNS (Domain Name System</text:p>
      <text:p text:style-name="P1">(iv) Rollover</text:p>
      <text:p text:style-name="P1"/>
      <text:p text:style-name="P1">(b)</text:p>
      <text:p text:style-name="P1">(i) I am assuming that every data request required data to be sent again, and that the video was never cached or viewed while downloaded. Also assuming every play means the viewer watched the video in full. UDP header size = 8Bytes. Assuming we used IPv4 headers and not IPv6, IP (L3) headers are 20B. The maximum amount of data per UDP datagram is therefore 65507 Bytes (with maximum datagram size = 65535 Bytes)</text:p>
      <text:p text:style-name="P1">37.5 MB = 37,500,000 Bytes</text:p>
      <text:p text:style-name="P1">37.5*10^6 * 10.2 * 10^9 = 3.825*10^17 Bytes</text:p>
      <text:p text:style-name="P1">So number of datagrams required is: 3.825*10^17/65507 = 5.839070634×10¹² datagrams (noting there may be rounding error here, but trivial compared to assumptions such as no caching/everyone watched video in full)</text:p>
      <text:p text:style-name="P1">Number of L3/L4 header bytes = result above * 28 = 1.167814...*10^14 Bytes = 117 TB (3.s.f)</text:p>
      <text:p text:style-name="P1">(ii) <text:s/><text:span text:style-name="T1">TCP header is 20bytes, assuming no options included within the header. So the headers size is now 40 bytes. So each data TCP segment can contain a maximum of 1420 bytes of data. Assuming use of TCP segments of maximum size (apart from the final segment), number of segments = 37.5*10^6 / 1420 = 26408.45… = 26409 segments (this assumes no packets were dropped along the way/there were no retransmissions)</text:span></text:p>
      <text:p text:style-name="P1"/>
      <text:p text:style-name="P2">(c)</text:p>
      <text:p text:style-name="P2">(i) 192 + 2^5 – 1 = 223. 200 is within this range. So X = 2. (i.e. choose R2).</text:p>
      <text:p text:style-name="P2">196 + 2^2 – 1 = 199. 144 + 2^4 – 1 = 151. So there is no network corresponding to the destination IP address, so choose 0.0.0.0/0. So Y = 6. </text:p>
      <text:p text:style-name="P2">2 bits subnet bits exist for 200.100.48.0/22. So the range is 200.100.48.0 to 200.100.51.255 (since 2^2 -1 = 3). The destination lies within this range and we want to match the longest possible prefix. So choose R8. So Z = 8.</text:p>
      <text:p text:style-name="P2"/>
      <text:p text:style-name="P2">X = 2; Y = 6; R = 8;</text:p>
      <text:p text:style-name="P2"/>
      <text:p text:style-name="P3">(ii) Fragments are divided into blocks of 8 bytes. 4444/8 = 555.5 blocks. Each fragment can only take 576 Bytes = 72 blocks. 555.5 % 72 = 51.5 blocks. Assuming each fragment maximised the amount of data sent, the last block will therefore start on block 555.5 – 51.5 = 504. So the value of the fragment offset field is 504 (in binary).</text:p>
      <text:p text:style-name="P3"/>
      <text:p text:style-name="P4">(d)</text:p>
      <text:p text:style-name="P4">Utilisation = (L/R)/(RTT+L/R)</text:p>
      <text:p text:style-name="P4">for A:</text:p>
      <text:p text:style-name="P4">R = 0.5Gbps = 5*10^8</text:p>
      <text:p text:style-name="P4">L = 100MB = 1*10 ^ 8</text:p>
      <text:p text:style-name="P4">RTT = 3s</text:p>
      <text:p text:style-name="P4">Utilisation = (1/5)/(3+1/5) = 1/16 = 6.25% &lt; 30 %</text:p>
      <text:p text:style-name="P4">Therefore A is not a bot</text:p>
      <text:p text:style-name="P4"><text:soft-page-break/>For B:</text:p>
      <text:p text:style-name="P4">L/R = d_trans = 4*10^6/8*10^7 = 1/20 = 0.05 seconds</text:p>
      <text:p text:style-name="P4">Assume d_prop refers to propagation delay refers to total propagation delay in each direction so RTT = d_prop * 2.</text:p>
      <text:p text:style-name="P4">So d_trans + 2* d_prop = RTT + d_trans.</text:p>
      <text:p text:style-name="P4">d_prop = 0.5 – 0.05 = 0.45. So RTT = 0.9</text:p>
      <text:p text:style-name="P4">Then U = 0.05/0.95 = 0.0526… = 5.3% &lt; 30%. Therefore B is not a bot</text:p>
      <text:p text:style-name="P4"/>
      <text:p text:style-name="P4">For C:</text:p>
      <text:p text:style-name="P4">// Calculation for R is actually unnecessary but shown anyways </text:p>
      <text:p text:style-name="P4">dtrans = L/R = 0.8s = 200*10^6/R. So R = 200*10^6 / 0.8 = 250*10^6 bps</text:p>
      <text:p text:style-name="P4"/>
      <text:p text:style-name="P4">dtrans = L/R = 0.8</text:p>
      <text:p text:style-name="P4">RTT = 2 * d_prop (for both directions)</text:p>
      <text:p text:style-name="P4">= 0.26</text:p>
      <text:p text:style-name="P4">U = 0.8/1.06 = 0.7547… = 75.5% (3.s.f) &gt; 30%. Therefore C is a bot.</text:p>
      <text:p text:style-name="P4"/>
      <text:p text:style-name="P5">(e)</text:p>
      <text:p text:style-name="P6">(I)</text:p>
      <text:p text:style-name="P6">Connected to port 8080 instead of HTTP port 80. (8080 is not a registered port)</text:p>
      <text:p text:style-name="P6">Status code 500 is not the code for OK but for a server error. Stat<text:span text:style-name="T2">us codes 2xx required for success/ok states</text:span></text:p>
      <text:p text:style-name="P7">It is a TCP connection but there is no three way handshake. </text:p>
      <text:p text:style-name="P7"/>
      <text:p text:style-name="P7">(ii) 37.856/208 = 0.182 KBps</text:p>
      <text:p text:style-name="P7">0.182 * 8 = 1.456 Kbps</text:p>
      <text:p text:style-name="P7"/>
      <text:p text:style-name="P8">(iii)</text:p>
      <text:p text:style-name="P9">The ISP would be able to monitor the source and destination IP address as well as the type of packet being sent i.e. SYN/ACK/RST, etc. The data would be visible but likely encrypted. Due to data privacy laws the actual data they can “collect” is likely minimal, and probably limited to the source and destination IP addresses, the time of data transfer and the size of the data transfer. (though a lot more data could be visible in real time)</text:p>
      <text:p text:style-name="P9"/>
      <text:p text:style-name="P9">(2)</text:p>
      <text:p text:style-name="P9">(a)</text:p>
      <text:p text:style-name="P9"/>
      <text:p text:style-name="P9">(b)</text:p>
      <text:p text:style-name="P9">(i) The RHEL server, because any communication from Bob in the LAN must go out of the adjacent switch to Hub0. And Hub0 repeats the message along all its connections. So the RHEL server is guaranteed to receive a packet from Bob if Bob has communicated within the LAN. <text:span text:style-name="T3">Alice’s Laptop must also be scanned as Hub0 will send the packet to Switch1 which will pass it on to Alice’s laptop.</text:span></text:p>
      <text:p text:style-name="P10">(ii) Replace any hubs with switches or routers to prevent broadcasts of messages along the network. Subscribe each device to a UTM/Antivirus service such as Norton/McAfee to stay on the lookout for ransomware. Use bastion hosts for each laptop to log incidents and act as a firewall with access control lists for each device.</text:p>
      <text:p text:style-name="P10"/>
      <text:p text:style-name="P10">(c) A single thread per user means only one connection can be established and maintained at any one time. As the server transfers files, it will likely be required to establish and maintain a collection for a very long time and the other users will have to wait a long time to access the server’s <text:soft-page-break/>resources. Multiple threads will allow resources to be shared and improve Quality of Service. If there server has multiple cores, it can even handle the file transfers concurrently.</text:p>
      <text:p text:style-name="P4"/>
      <text:p text:style-name="P10">(d)</text:p>
      <text:p text:style-name="P10">(i) Assuming these comments are not hashed (so that they are visible to users), the comments can contain revealing information which can be exploited by malicious agents to guess the password. For example, these comments will likely contain a personal clue or hint about them, or formatting comment e.g. a user may commant cccccc#### indicating 6 characters and 4 numbers in the password to help them remember the password. Or alternatively, they may write down what site the password is for or other sensitive information which can be used to break their password.</text:p>
      <text:p text:style-name="P11">(ii) This means that the password is being stored in plaintext/decrypt-able format in the database. This is bad practice because vulnerabilities in the codebase can be exploited by hackers to dump a list of accounts/passwords which can be used to access other user accounts for this website/other websites. Instead the site should use password hashing which hashes your password input and matches it against the hash stored in the database. The hash cannot be decrypted and is therefore secure storage of your password. To prevent vulnerabilities to rainbow table attacks, the site should use password salting (prepending a password with a certain string unique to the site, before hashing).</text:p>
      <text:p text:style-name="P11"/>
      <text:p text:style-name="P12">(e) <text:span text:style-name="T4">One issue might be poor connectivity for certain individuals which may cause live streams to be incomprehensible. This is a layer 3 network issue, as the problem may be congestion in the network/communication via noisy/lossy channels.</text:span></text:p>
      <text:p text:style-name="P13">Another issue might be authentication of the trainee. Unless always on live video, there is no way to authenticate the person completing the training course. This is important for courses which hand out certifications at the end, as they may be certifying an individual who paid someone else to do the course for them. <text:span text:style-name="T5">This belongs to layer 5 as it might be possible to develop applications which monitor who is actually doing the course, which would sit on the application layer.</text:span></text:p>
      <text:p text:style-name="P14">A third issue is to do with physical location of the people doing the training. Since they can be distributed around the world, getting the content from the server/from a live stream can have a lot of latency and must be managed by the service provider. e.g. they may have to examine their use of CDNs to make the<text:span text:style-name="T6">ir teaching/training</text:span> accessible globally.</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9:07:48.485140600</meta:creation-date>
    <meta:generator>LibreOffice/7.3.7.2$Linux_X86_64 LibreOffice_project/30$Build-2</meta:generator>
    <dc:date>2024-05-02T20:31:24.966042870</dc:date>
    <meta:editing-duration>PT1H10M51S</meta:editing-duration>
    <meta:editing-cycles>13</meta:editing-cycles>
    <meta:document-statistic meta:table-count="0" meta:image-count="0" meta:object-count="0" meta:page-count="3" meta:paragraph-count="64" meta:word-count="1307" meta:character-count="7225" meta:non-whitespace-character-count="5975"/>
  </office:meta>
</office:document-meta>
</file>